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4C6E7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.75pt" style:use-optimal-row-height="true" fo:break-before="auto"/>
    </style:style>
    <style:style style:name="ro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ass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Class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a classe do animal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7">
            <text:p>Campo Cod_Classe é chave primária ligada a Especi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Classe</text:p>
          </table:table-cell>
          <table:table-cell office:value-type="string" table:style-name="ce4">
            <text:p>Código da classe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ome_Classe</text:p>
          </table:table-cell>
          <table:table-cell office:value-type="string" table:style-name="ce4">
            <text:p>Nome da classe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racteristicas</text:p>
          </table:table-cell>
          <table:table-cell office:value-type="string" table:style-name="ce4">
            <text:p>Caracteristicas principais da classe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sc_Classe</text:p>
          </table:table-cell>
          <table:table-cell office:value-type="string" table:style-name="ce4">
            <text:p>Descrição breve da classe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Especi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Especi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a especie do animal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7">
            <text:p>Campo Cod_Especie é chave primária ligada a Animal e chave estrangeira Cod_Classe da tabela Class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Especie</text:p>
          </table:table-cell>
          <table:table-cell office:value-type="string" table:style-name="ce4">
            <text:p>Código da especie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ome_Especie</text:p>
          </table:table-cell>
          <table:table-cell office:value-type="string" table:style-name="ce4">
            <text:p>Nome da especie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Classe</text:p>
          </table:table-cell>
          <table:table-cell office:value-type="string" table:style-name="ce4">
            <text:p>Código da classe da especie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sc_Especie</text:p>
          </table:table-cell>
          <table:table-cell office:value-type="string" table:style-name="ce4">
            <text:p>Descrição da especie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Anima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Animal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os animais do zoologico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9">
            <text:p>Campo Cod_Animal é primário e identifica o animal se liga a tabela Consultas e Tratamento e Cod_Especie é</text:p>
            <text:p><text:s/>estrangeiro da tabela Especie, Cod_Container é estrangeiro da tabela Container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Animal</text:p>
          </table:table-cell>
          <table:table-cell office:value-type="string" table:style-name="ce4">
            <text:p>Código do animal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ome_Animal</text:p>
          </table:table-cell>
          <table:table-cell office:value-type="string" table:style-name="ce4">
            <text:p>Nome do animal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Especie</text:p>
          </table:table-cell>
          <table:table-cell office:value-type="string" table:style-name="ce4">
            <text:p>Código da especie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r</text:p>
          </table:table-cell>
          <table:table-cell office:value-type="string" table:style-name="ce4">
            <text:p>Cor do animal</text:p>
          </table:table-cell>
          <table:table-cell office:value-type="string" table:style-name="ce4">
            <text:p>Varchar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tura</text:p>
          </table:table-cell>
          <table:table-cell office:value-type="string" table:style-name="ce4">
            <text:p>Altura do animal</text:p>
          </table:table-cell>
          <table:table-cell office:value-type="string" table:style-name="ce4">
            <text:p>Float</text:p>
          </table:table-cell>
          <table:table-cell table:style-name="ce4"/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so</text:p>
          </table:table-cell>
          <table:table-cell office:value-type="string" table:style-name="ce4">
            <text:p>Peso do animal</text:p>
          </table:table-cell>
          <table:table-cell office:value-type="string" table:style-name="ce4">
            <text:p>Float</text:p>
          </table:table-cell>
          <table:table-cell table:style-name="ce4"/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Container</text:p>
          </table:table-cell>
          <table:table-cell office:value-type="string" table:style-name="ce4">
            <text:p>Código do container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l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Al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a ala que o container se localiz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7">
            <text:p>Campo Cod_Ala é chave primária ligada a Container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Ala</text:p>
          </table:table-cell>
          <table:table-cell office:value-type="string" table:style-name="ce4">
            <text:p>Código da ala do container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ocalizacao</text:p>
          </table:table-cell>
          <table:table-cell office:value-type="string" table:style-name="ce4">
            <text:p>Localização da ala do container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sc_Ala</text:p>
          </table:table-cell>
          <table:table-cell office:value-type="string" table:style-name="ce4">
            <text:p>Descrição da ala do container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Tip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Tip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o tipo do container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7">
            <text:p>Campo Cod_Tipo é chave primária ligada a Container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Tipo</text:p>
          </table:table-cell>
          <table:table-cell office:value-type="string" table:style-name="ce4">
            <text:p>Código do tipo de container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ome_Tipo</text:p>
          </table:table-cell>
          <table:table-cell office:value-type="string" table:style-name="ce4">
            <text:p>Nome do tipo de container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sc_Tipo</text:p>
          </table:table-cell>
          <table:table-cell office:value-type="string" table:style-name="ce4">
            <text:p>Descrição do tipo de container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Containe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Container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os containers do zoologico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9">
            <text:p>Campo Cod_Container é primário se liga a tabela Animal e Limpeza e Cod_Ala é</text:p>
            <text:p><text:s/>estrangeiro da tabela Ala, Cod_Tipo é estrangeiro da tabela Tip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Container</text:p>
          </table:table-cell>
          <table:table-cell office:value-type="string" table:style-name="ce4">
            <text:p>Código do container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sc_Container</text:p>
          </table:table-cell>
          <table:table-cell office:value-type="string" table:style-name="ce4">
            <text:p>Descrição do container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Ala</text:p>
          </table:table-cell>
          <table:table-cell office:value-type="string" table:style-name="ce4">
            <text:p>Código da ala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Tipo</text:p>
          </table:table-cell>
          <table:table-cell office:value-type="string" table:style-name="ce4">
            <text:p>Código do tipo do container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Consulta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Consulta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as consultas do veterinario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9">
            <text:p>Campo Cod_Consulta é primário e Cod_Animal é estrangeiro da tabela Animal, Crmv é estrangeiro da tabela Veterinari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Consulta</text:p>
          </table:table-cell>
          <table:table-cell office:value-type="string" table:style-name="ce4">
            <text:p>Código da consulta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4">
            <text:p>Data da consulta</text:p>
          </table:table-cell>
          <table:table-cell office:value-type="string" table:style-name="ce4">
            <text:p>Date</text:p>
          </table:table-cell>
          <table:table-cell table:style-name="ce4"/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ora</text:p>
          </table:table-cell>
          <table:table-cell office:value-type="string" table:style-name="ce4">
            <text:p>Hora da consulta</text:p>
          </table:table-cell>
          <table:table-cell office:value-type="string" table:style-name="ce4">
            <text:p>Time</text:p>
          </table:table-cell>
          <table:table-cell table:style-name="ce4"/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Animal</text:p>
          </table:table-cell>
          <table:table-cell office:value-type="string" table:style-name="ce4">
            <text:p>Código do animal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rmv</text:p>
          </table:table-cell>
          <table:table-cell office:value-type="string" table:style-name="ce4">
            <text:p>Crmv é o código do veterinário</text:p>
          </table:table-cell>
          <table:table-cell office:value-type="string" table:style-name="ce4">
            <text:p>Varchar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FK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sc_Consulta</text:p>
          </table:table-cell>
          <table:table-cell office:value-type="string" table:style-name="ce4">
            <text:p>Descrição da consulta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Tratament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Tratament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o tratamento dos animais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9">
            <text:p>Campo Cod_Tratamento é primário e Cod_Animal é estrangeiro da tabela Animal, Cod_Func é estrangeiro da tabela Funcionari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Tratamento</text:p>
          </table:table-cell>
          <table:table-cell office:value-type="string" table:style-name="ce4">
            <text:p>Código do tratamento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4">
            <text:p>Data da visita do cuidador</text:p>
          </table:table-cell>
          <table:table-cell office:value-type="string" table:style-name="ce4">
            <text:p>Date</text:p>
          </table:table-cell>
          <table:table-cell table:style-name="ce4"/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ora</text:p>
          </table:table-cell>
          <table:table-cell office:value-type="string" table:style-name="ce4">
            <text:p>Hora da visita do cuidador</text:p>
          </table:table-cell>
          <table:table-cell office:value-type="string" table:style-name="ce4">
            <text:p>Time</text:p>
          </table:table-cell>
          <table:table-cell table:style-name="ce4"/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Animal</text:p>
          </table:table-cell>
          <table:table-cell office:value-type="string" table:style-name="ce4">
            <text:p>Código do animal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Func</text:p>
          </table:table-cell>
          <table:table-cell office:value-type="string" table:style-name="ce4">
            <text:p>Codigo do Funcionário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Limpez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Limpez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a limpeza dos containers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9">
            <text:p>Campo Cod_Limpeza é primário e Cod_Zelador é estrangeiro da tabela Zelador, Cod_Container é estrangeiro da tabela Container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Limpeza</text:p>
          </table:table-cell>
          <table:table-cell office:value-type="string" table:style-name="ce4">
            <text:p>Código da limpeza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4">
            <text:p>Data da limpeza</text:p>
          </table:table-cell>
          <table:table-cell office:value-type="string" table:style-name="ce4">
            <text:p>Date</text:p>
          </table:table-cell>
          <table:table-cell table:style-name="ce4"/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ora</text:p>
          </table:table-cell>
          <table:table-cell office:value-type="string" table:style-name="ce4">
            <text:p>Hora da limpeza</text:p>
          </table:table-cell>
          <table:table-cell office:value-type="string" table:style-name="ce4">
            <text:p>Time</text:p>
          </table:table-cell>
          <table:table-cell table:style-name="ce4"/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Zelador</text:p>
          </table:table-cell>
          <table:table-cell office:value-type="string" table:style-name="ce4">
            <text:p>Código do zelador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Container</text:p>
          </table:table-cell>
          <table:table-cell office:value-type="string" table:style-name="ce4">
            <text:p>Codigo do container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Veterinari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Veterinari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os veterinarios do zoologic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7">
            <text:p>Chave primária para identificar o veterinario se liga a Consultas e chave estrangeira Cod_Func do Funcionari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rmv</text:p>
          </table:table-cell>
          <table:table-cell office:value-type="string" table:style-name="ce4">
            <text:p>Código do veterinário</text:p>
          </table:table-cell>
          <table:table-cell office:value-type="string" table:style-name="ce4">
            <text:p>Varchar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Func</text:p>
          </table:table-cell>
          <table:table-cell office:value-type="string" table:style-name="ce4">
            <text:p>Código do funcionario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Carg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Carg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os cargos dos funcionários<text:s/>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7">
            <text:p>Chave primária para identificar o cargo se liga a Funcionari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Cargo</text:p>
          </table:table-cell>
          <table:table-cell office:value-type="string" table:style-name="ce4">
            <text:p>Código do cargo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ome_Especialidade</text:p>
          </table:table-cell>
          <table:table-cell office:value-type="string" table:style-name="ce4">
            <text:p>Nome da especialidade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sc_Especialidade</text:p>
          </table:table-cell>
          <table:table-cell office:value-type="string" table:style-name="ce4">
            <text:p>Descrição da especialidade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alario</text:p>
          </table:table-cell>
          <table:table-cell office:value-type="string" table:style-name="ce4">
            <text:p>Salário do cargo<text:s/></text:p>
          </table:table-cell>
          <table:table-cell office:value-type="string" table:style-name="ce4">
            <text:p>Float</text:p>
          </table:table-cell>
          <table:table-cell table:style-name="ce4"/>
          <table:table-cell office:value-type="string" table:style-name="ce4">
            <text:p>Not Null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Funcionari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Funcionari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os funcionarios do zoologico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9">
            <text:p>Campo Cod_Func é primário, se liga a veterinario, tratamento, zelador e Cod_Cargo é</text:p>
            <text:p><text:s/>estrangeiro da tabela Carg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Func</text:p>
          </table:table-cell>
          <table:table-cell office:value-type="string" table:style-name="ce4">
            <text:p>Código do funcionário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ome_Func</text:p>
          </table:table-cell>
          <table:table-cell office:value-type="string" table:style-name="ce4">
            <text:p>Nome do funcionário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ta_Nasc</text:p>
          </table:table-cell>
          <table:table-cell office:value-type="string" table:style-name="ce4">
            <text:p>Data de nascimento</text:p>
          </table:table-cell>
          <table:table-cell office:value-type="string" table:style-name="ce4">
            <text:p>Date</text:p>
          </table:table-cell>
          <table:table-cell table:style-name="ce4"/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pf</text:p>
          </table:table-cell>
          <table:table-cell office:value-type="string" table:style-name="ce4">
            <text:p>CPF do funcionário</text:p>
          </table:table-cell>
          <table:table-cell office:value-type="string" table:style-name="ce4">
            <text:p>Varchar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g</text:p>
          </table:table-cell>
          <table:table-cell office:value-type="string" table:style-name="ce4">
            <text:p>RG do funcionário</text:p>
          </table:table-cell>
          <table:table-cell office:value-type="string" table:style-name="ce4">
            <text:p>Varchar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dereco</text:p>
          </table:table-cell>
          <table:table-cell office:value-type="string" table:style-name="ce4">
            <text:p>Endereço do funcionário</text:p>
          </table:table-cell>
          <table:table-cell office:value-type="string" table:style-name="ce4">
            <text:p>Varchar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Cargo</text:p>
          </table:table-cell>
          <table:table-cell office:value-type="string" table:style-name="ce4">
            <text:p>Código do cargo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Zelado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4" table:number-rows-spanned="1" table:style-name="ce7">
            <text:p>Zelador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4" table:number-rows-spanned="1" table:style-name="ce7">
            <text:p>Tabela para gerenciar os zeladores do zoologic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">
            <text:p>Observações</text:p>
          </table:table-cell>
          <table:table-cell office:value-type="string" table:number-columns-spanned="4" table:number-rows-spanned="1" table:style-name="ce7">
            <text:p>Chave primária para identificar o zelador se liga a Limpeza e chave estrangeira Cod_Func do Funcionario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Tamanho</text:p>
          </table:table-cell>
          <table:table-cell office:value-type="string" table:style-name="ce3">
            <text:p>Restrições de domínio<text:s/></text:p>
            <text:p>(PK, FK, Not Null, Check, Default, Identity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Zelador</text:p>
          </table:table-cell>
          <table:table-cell office:value-type="string" table:style-name="ce4">
            <text:p>Código do zelador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PK, Ident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d_Func</text:p>
          </table:table-cell>
          <table:table-cell office:value-type="string" table:style-name="ce4">
            <text:p>Código do funcionario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FK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dmin</meta:initial-creator>
    <dc:creator/>
    <meta:creation-date>2024-03-12T13:26:34Z</meta:creation-date>
    <dc:date>2025-02-11T22:10:27Z</dc:date>
    <meta:user-defined meta:name="ContentTypeId">0x010100E77C00A3F537F64A9F1823F168B86AA1</meta:user-defined>
    <meta:user-defined meta:name="MediaServiceImageTags"/>
  </office:meta>
</office:document-meta>
</file>